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9-10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9-09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9-07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9-02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9-0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8-11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8-10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8-06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8-04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8-03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8-01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7-11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7-10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7-09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7-08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7-07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7-06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7-05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7-04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7-03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7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6-1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6-10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6-09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6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6-06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6-05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6-03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6-02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6-01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5-07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5-04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4-1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4-1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4-09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4-0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3-11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3-10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3-10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3-09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3-08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3-08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3-07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3-07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3-05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3-04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3-03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3-02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3-01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3-0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2-11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2-1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2-09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2-08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2-08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2-07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2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2-05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812" calcext:value-type="float">
            <text:p>-0.1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2-05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" calcext:value-type="float">
            <text:p>-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2-03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2-02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2-0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1-12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1-11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1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1-09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1-08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1-08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1-07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1-06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1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1-04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1-03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1-0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0-08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0-07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0-07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0-06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0-04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0-04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0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0-0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10-0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9-11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9-1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9-08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9-07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9-06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9-05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9-04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9-03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9-01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8-12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8-1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8-10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8-09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8-09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8-08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8-07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8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8-06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8-05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8-03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8-02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8-01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7-12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7-11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7-10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7-09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7-06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7-04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7-03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7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7-01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6-12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6-11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6-08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6-07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6-07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6-06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6-05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6-03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6-02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6-01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5-12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5-11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5-1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5-09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5-09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5-07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5-07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5-05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5-05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5-03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5-02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5-0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4-12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4-11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4-10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4-09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4-09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4-07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4-06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4-05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4-04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4-02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4-0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3-1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3-1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3-09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3-07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3-06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3-04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3-03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3-02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3-0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2-12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2-1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2-1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2-10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2-09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2-08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2-07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2-06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2-04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2-04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2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2-0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2-0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1-1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1-11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1-10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1-09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1-08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1-07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1-06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1-05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1-03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1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1-0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1-0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0-1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0-1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0-10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0-10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0-09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0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0-09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0-08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0-07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0-07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0-07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0-06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0-05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0-04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0-04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0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0-0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2000-0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1999-12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1999-10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1999-09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1999-08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1999-07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1999-05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1999-02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1999-01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1998-10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1998-09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1998-08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1998-06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1998-05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1998-03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1998-02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1998-01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1997-1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1997-10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1997-05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5024" calcext:value-type="float">
            <text:p>-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1997-03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1997-02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1996-1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1996-09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1996-08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1996-07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4776" calcext:value-type="float">
            <text:p>-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1996-05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9888" calcext:value-type="float">
            <text:p>-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1996-04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1996-02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8992" calcext:value-type="float">
            <text:p>-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1996-0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1995-11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1995-10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1995-09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1995-07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1995-05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1995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1994-10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187</text:p>
          </table:table-cell>
          <table:table-cell office:value-type="string" calcext:value-type="string">
            <text:p>1994-08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16" meta:object-count="0"/>
    <meta:user-defined meta:name="AppVersion">3.0</meta:user-defined>
  </office:meta>
</office:document-meta>
</file>